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5cm" fo:min-width="0.4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9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46cm" fo:min-width="0.07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45cm" fo:min-width="0.076cm"/>
    </style:style>
    <style:style style:name="gr10" style:family="graphic" style:parent-style-name="standard">
      <style:graphic-properties draw:stroke="none" svg:stroke-color="#000000" draw:fill="none" draw:fill-color="#ffffff" fo:min-height="0.7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72cm" fo:min-width="0.272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17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text-position="0% 100%" fo:font-size="14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 58%" style:font-name="Liberation Sans1" style:font-name-asian="Liberation Sans1" style:font-name-complex="Liberation Sans1"/>
    </style:style>
    <style:style style:name="T4" style:family="text">
      <style:text-properties style:text-position="-33% 58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319cm" svg:height="1.321cm" svg:x="1.073cm" svg:y="9.72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075cm" svg:height="0.959cm" svg:x="0.1cm" svg:y="9.941cm">
          <draw:text-box>
            <text:p text:style-name="P2">V<text:span text:style-name="T1">in</text:span></text:p>
          </draw:text-box>
        </draw:frame>
        <draw:g>
          <draw:line draw:style-name="gr3" draw:text-style-name="P4" draw:layer="layout" svg:x1="8.372cm" svg:y1="16.164cm" svg:x2="5.501cm" svg:y2="16.182cm">
            <text:p/>
          </draw:line>
          <draw:line draw:style-name="gr3" draw:text-style-name="P4" draw:layer="layout" svg:x1="8.374cm" svg:y1="16.153cm" svg:x2="5.503cm" svg:y2="16.171cm">
            <text:p/>
          </draw:line>
          <draw:line draw:style-name="gr3" draw:text-style-name="P4" draw:layer="layout" svg:x1="6.285cm" svg:y1="16.56cm" svg:x2="7.711cm" svg:y2="16.56cm">
            <text:p/>
          </draw:line>
          <draw:line draw:style-name="gr3" draw:text-style-name="P4" draw:layer="layout" svg:x1="6.671cm" svg:y1="16.9cm" svg:x2="7.357cm" svg:y2="16.9cm">
            <text:p/>
          </draw:line>
          <draw:line draw:style-name="gr3" draw:text-style-name="P4" draw:layer="layout" svg:x1="6.974cm" svg:y1="16.139cm" svg:x2="6.985cm" svg:y2="15.263cm">
            <text:p/>
          </draw:line>
        </draw:g>
        <draw:frame draw:style-name="gr4" draw:text-style-name="P3" draw:layer="layout" svg:width="2.364cm" svg:height="0.981cm" svg:x="3.252cm" svg:y="6.819cm">
          <draw:text-box>
            <text:p text:style-name="P2">R<text:span text:style-name="T1">in</text:span><text:span text:style-name="T2"> </text:span><text:span text:style-name="T2">+ </text:span><text:span text:style-name="T2">Z</text:span><text:span text:style-name="T1">Ci</text:span></text:p>
          </draw:text-box>
        </draw:frame>
        <draw:frame draw:style-name="gr5" draw:text-style-name="P3" draw:layer="layout" svg:width="2.006cm" svg:height="1.018cm" svg:x="5cm" svg:y="10.882cm">
          <draw:text-box>
            <text:p text:style-name="P2">R<text:span text:style-name="T1">1</text:span><text:span text:style-name="T2">|</text:span><text:span text:style-name="T2">|</text:span><text:span text:style-name="T2">R</text:span><text:span text:style-name="T1">2</text:span></text:p>
          </draw:text-box>
        </draw:frame>
        <draw:g xml:id="id2" draw:id="id2">
          <draw:custom-shape draw:style-name="gr6" draw:text-style-name="P5" draw:layer="layout" svg:width="0.576cm" svg:height="1.896cm" draw:transform="rotate (1.5707963267949) translate (3.46cm 8.2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66cm" svg:y1="7.932cm" svg:x2="2.59cm" svg:y2="7.921cm">
            <text:p/>
          </draw:line>
          <draw:line draw:style-name="gr3" draw:text-style-name="P4" draw:layer="layout" svg:x1="6.261cm" svg:y1="7.932cm" svg:x2="5.385cm" svg:y2="7.921cm">
            <text:p/>
          </draw:line>
        </draw:g>
        <draw:connector draw:style-name="gr7" draw:text-style-name="P5" draw:layer="layout" svg:x1="1.733cm" svg:y1="9.725cm" svg:x2="2.59cm" svg:y2="7.936cm" draw:start-shape="id1" draw:start-glue-point="4" draw:end-shape="id2" draw:end-glue-point="3" svg:d="M1733 9725v-1789h857" svg:viewBox="0 0 858 1790">
          <text:p/>
        </draw:connector>
        <draw:g xml:id="id3" draw:id="id3">
          <draw:custom-shape draw:style-name="gr6" draw:text-style-name="P5" draw:layer="layout" svg:width="0.576cm" svg:height="1.896cm" svg:x="6.762cm" svg:y="10.41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7.054cm" svg:y1="10.423cm" svg:x2="7.065cm" svg:y2="9.547cm">
            <text:p/>
          </draw:line>
          <draw:line draw:style-name="gr3" draw:text-style-name="P4" draw:layer="layout" svg:x1="7.054cm" svg:y1="13.218cm" svg:x2="7.065cm" svg:y2="12.342cm">
            <text:p/>
          </draw:line>
        </draw:g>
        <draw:connector draw:style-name="gr7" draw:text-style-name="P5" draw:layer="layout" svg:x1="6.261cm" svg:y1="7.936cm" svg:x2="7.05cm" svg:y2="9.547cm" draw:start-shape="id2" draw:start-glue-point="1" draw:end-shape="id3" draw:end-glue-point="0" svg:d="M6261 7936h789v1611" svg:viewBox="0 0 790 1612">
          <text:p/>
        </draw:connector>
        <draw:connector draw:style-name="gr7" draw:text-style-name="P5" draw:layer="layout" draw:line-skew="1.532cm" svg:x1="1.733cm" svg:y1="11.046cm" svg:x2="7.05cm" svg:y2="13.218cm" draw:start-shape="id1" draw:start-glue-point="8" draw:end-shape="id3" draw:end-glue-point="2" svg:d="M1733 11046v4254h5317v-2082" svg:viewBox="0 0 5318 4255">
          <text:p/>
        </draw:connector>
        <draw:g xml:id="id4" draw:id="id4">
          <draw:line draw:style-name="gr3" draw:text-style-name="P4" draw:layer="layout" svg:x1="8.918cm" svg:y1="9.998cm" svg:x2="8.5cm" svg:y2="9.848cm">
            <text:p/>
          </draw:line>
          <draw:line draw:style-name="gr3" draw:text-style-name="P4" draw:layer="layout" svg:x1="9.322cm" svg:y1="9.522cm" svg:x2="8.501cm" svg:y2="9.851cm">
            <text:p/>
          </draw:line>
          <draw:line draw:style-name="gr3" draw:text-style-name="P4" draw:layer="layout" svg:x1="9.338cm" svg:y1="8.89cm" svg:x2="8.487cm" svg:y2="8.573cm">
            <text:p/>
          </draw:line>
          <draw:line draw:style-name="gr3" draw:text-style-name="P4" draw:layer="layout" svg:x1="9.342cm" svg:y1="9.538cm" svg:x2="8.491cm" svg:y2="9.221cm">
            <text:p/>
          </draw:line>
          <draw:line draw:style-name="gr3" draw:text-style-name="P4" draw:layer="layout" svg:x1="9.333cm" svg:y1="8.876cm" svg:x2="8.512cm" svg:y2="9.205cm">
            <text:p/>
          </draw:line>
          <draw:line draw:style-name="gr3" draw:text-style-name="P4" draw:layer="layout" svg:x1="9.303cm" svg:y1="8.236cm" svg:x2="8.482cm" svg:y2="8.565cm">
            <text:p/>
          </draw:line>
          <draw:line draw:style-name="gr3" draw:text-style-name="P4" draw:layer="layout" svg:x1="9.262cm" svg:y1="8.241cm" svg:x2="8.844cm" svg:y2="8.091cm">
            <text:p/>
          </draw:line>
        </draw:g>
        <draw:frame draw:style-name="gr8" draw:text-style-name="P3" draw:layer="layout" svg:width="1.289cm" svg:height="0.924cm" svg:x="7.379cm" svg:y="8.547cm">
          <draw:text-box>
            <text:p text:style-name="P2"><text:span text:style-name="T2">R</text:span><text:span text:style-name="T3">ᴨ</text:span><text:span text:style-name="T4">1</text:span></text:p>
          </draw:text-box>
        </draw:frame>
        <draw:connector draw:style-name="gr7" draw:text-style-name="P5" draw:layer="layout" draw:line-skew="0.359cm" svg:x1="7.05cm" svg:y1="9.547cm" svg:x2="8.912cm" svg:y2="8.091cm" draw:start-shape="id3" draw:start-glue-point="0" draw:end-shape="id4" draw:end-glue-point="0" svg:d="M7050 9547v-1647h1862v191" svg:viewBox="0 0 1863 1648">
          <text:p/>
        </draw:connector>
        <draw:g xml:id="id5" draw:id="id5">
          <draw:custom-shape draw:style-name="gr9" draw:text-style-name="P5" draw:layer="layout" svg:width="0.576cm" svg:height="1.895cm" svg:x="10.557cm" svg:y="11.93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0.848cm" svg:y1="11.945cm" svg:x2="10.859cm" svg:y2="11.069cm">
            <text:p/>
          </draw:line>
          <draw:line draw:style-name="gr3" draw:text-style-name="P4" draw:layer="layout" svg:x1="10.848cm" svg:y1="14.739cm" svg:x2="10.859cm" svg:y2="13.863cm">
            <text:p/>
          </draw:line>
        </draw:g>
        <draw:frame draw:style-name="gr10" draw:text-style-name="P3" draw:layer="layout" svg:width="2.15cm" svg:height="0.97cm" svg:x="8.625cm" svg:y="12.53cm">
          <draw:text-box>
            <text:p text:style-name="P2">R<text:span text:style-name="T1">E</text:span><text:span text:style-name="T2">||Z</text:span><text:span text:style-name="T1">CB</text:span></text:p>
          </draw:text-box>
        </draw:frame>
        <draw:connector draw:style-name="gr7" draw:text-style-name="P5" draw:layer="layout" draw:line-skew="0.151cm 0cm 0.182cm" svg:x1="8.912cm" svg:y1="9.999cm" svg:x2="10.845cm" svg:y2="11.069cm" draw:start-shape="id4" draw:start-glue-point="2" draw:end-shape="id5" draw:end-glue-point="0" svg:d="M8912 9999v701h1062 871v369" svg:viewBox="0 0 1934 1071">
          <text:p/>
        </draw:connector>
        <draw:g xml:id="id6" draw:id="id6">
          <draw:custom-shape draw:style-name="gr11" draw:text-style-name="P5" draw:layer="layout" svg:width="1.542cm" svg:height="1.843cm" svg:x="11.31cm" svg:y="8.3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4" draw:layer="layout" svg:x1="12.079cm" svg:y1="8.901cm" svg:x2="12.079cm" svg:y2="9.807cm">
            <text:p/>
          </draw:line>
        </draw:g>
        <draw:connector draw:style-name="gr7" draw:text-style-name="P5" draw:layer="layout" svg:x1="1.733cm" svg:y1="11.046cm" svg:x2="10.845cm" svg:y2="14.74cm" draw:start-shape="id1" draw:start-glue-point="8" draw:end-shape="id5" draw:end-glue-point="2" svg:d="M1733 11046v4244h9112v-550" svg:viewBox="0 0 9113 4245">
          <text:p/>
        </draw:connector>
        <draw:g xml:id="id7" draw:id="id7">
          <draw:line draw:style-name="gr3" draw:text-style-name="P4" draw:layer="layout" svg:x1="14.721cm" svg:y1="10.137cm" svg:x2="14.303cm" svg:y2="9.987cm">
            <text:p/>
          </draw:line>
          <draw:line draw:style-name="gr3" draw:text-style-name="P4" draw:layer="layout" svg:x1="15.125cm" svg:y1="9.661cm" svg:x2="14.304cm" svg:y2="9.99cm">
            <text:p/>
          </draw:line>
          <draw:line draw:style-name="gr3" draw:text-style-name="P4" draw:layer="layout" svg:x1="15.141cm" svg:y1="9.029cm" svg:x2="14.29cm" svg:y2="8.712cm">
            <text:p/>
          </draw:line>
          <draw:line draw:style-name="gr3" draw:text-style-name="P4" draw:layer="layout" svg:x1="15.145cm" svg:y1="9.677cm" svg:x2="14.294cm" svg:y2="9.36cm">
            <text:p/>
          </draw:line>
          <draw:line draw:style-name="gr3" draw:text-style-name="P4" draw:layer="layout" svg:x1="15.136cm" svg:y1="9.015cm" svg:x2="14.315cm" svg:y2="9.344cm">
            <text:p/>
          </draw:line>
          <draw:line draw:style-name="gr3" draw:text-style-name="P4" draw:layer="layout" svg:x1="15.106cm" svg:y1="8.375cm" svg:x2="14.285cm" svg:y2="8.704cm">
            <text:p/>
          </draw:line>
          <draw:line draw:style-name="gr3" draw:text-style-name="P4" draw:layer="layout" svg:x1="15.065cm" svg:y1="8.38cm" svg:x2="14.647cm" svg:y2="8.23cm">
            <text:p/>
          </draw:line>
        </draw:g>
        <draw:connector draw:style-name="gr7" draw:text-style-name="P5" draw:layer="layout" draw:line-skew="0.086cm" svg:x1="10.845cm" svg:y1="11.069cm" svg:x2="12.081cm" svg:y2="10.209cm" draw:start-shape="id5" draw:start-glue-point="0" draw:end-shape="id6" draw:end-glue-point="2" svg:d="M10845 11069v-369h1236v-491" svg:viewBox="0 0 1237 861">
          <text:p/>
        </draw:connector>
        <draw:connector draw:style-name="gr7" draw:text-style-name="P5" draw:layer="layout" svg:x1="12.081cm" svg:y1="10.209cm" svg:x2="14.715cm" svg:y2="10.137cm" draw:start-shape="id6" draw:start-glue-point="2" draw:end-shape="id7" draw:end-glue-point="2" svg:d="M12081 10209v501h2634v-573" svg:viewBox="0 0 2635 574">
          <text:p/>
        </draw:connector>
        <draw:connector draw:style-name="gr7" draw:text-style-name="P5" draw:layer="layout" svg:x1="14.715cm" svg:y1="8.23cm" svg:x2="12.081cm" svg:y2="8.366cm" draw:start-shape="id7" draw:start-glue-point="0" draw:end-shape="id6" draw:end-glue-point="0" svg:d="M14715 8230v-550h-2634v686" svg:viewBox="0 0 2635 687">
          <text:p/>
        </draw:connector>
        <draw:frame draw:style-name="gr13" draw:text-style-name="P3" draw:layer="layout" svg:width="1.291cm" svg:height="0.992cm" svg:x="9.341cm" svg:y="8.608cm">
          <draw:text-box>
            <text:p text:style-name="P2"><text:span text:style-name="T2">v</text:span><text:span text:style-name="T1">pi1</text:span></text:p>
          </draw:text-box>
        </draw:frame>
        <draw:frame draw:style-name="gr14" draw:text-style-name="P7" draw:layer="layout" svg:width="1.29cm" svg:height="1.09cm" svg:x="9.413cm" svg:y="7.778cm">
          <draw:text-box>
            <text:p text:style-name="P6"><text:span text:style-name="T2">+</text:span></text:p>
          </draw:text-box>
        </draw:frame>
        <draw:frame draw:style-name="gr15" draw:text-style-name="P7" draw:layer="layout" svg:width="1.29cm" svg:height="1.091cm" svg:x="9.47cm" svg:y="9.583cm">
          <draw:text-box>
            <text:p text:style-name="P6"><text:span text:style-name="T2">-</text:span></text:p>
          </draw:text-box>
        </draw:frame>
        <draw:frame draw:style-name="gr16" draw:text-style-name="P7" draw:layer="layout" svg:width="1.928cm" svg:height="1.597cm" svg:x="10.272cm" svg:y="7.642cm">
          <draw:text-box>
            <text:p text:style-name="P6"><text:span text:style-name="T2">g</text:span><text:span text:style-name="T1">m</text:span><text:span text:style-name="T1">1 </text:span><text:span text:style-name="T2">v</text:span><text:span text:style-name="T3">ᴨ</text:span><text:span text:style-name="T4">1</text:span></text:p>
          </draw:text-box>
        </draw:frame>
        <draw:frame draw:style-name="gr17" draw:text-style-name="P7" draw:layer="layout" svg:width="1.074cm" svg:height="1.095cm" svg:x="13.445cm" svg:y="8.705cm">
          <draw:text-box>
            <text:p text:style-name="P6">r<text:span text:style-name="T1">o</text:span><text:span text:style-name="T1">1</text:span></text:p>
          </draw:text-box>
        </draw:frame>
        <draw:g xml:id="id8" draw:id="id8">
          <draw:line draw:style-name="gr3" draw:text-style-name="P4" draw:layer="layout" svg:x1="17.258cm" svg:y1="10.137cm" svg:x2="16.84cm" svg:y2="9.987cm">
            <text:p/>
          </draw:line>
          <draw:line draw:style-name="gr3" draw:text-style-name="P4" draw:layer="layout" svg:x1="17.663cm" svg:y1="9.661cm" svg:x2="16.842cm" svg:y2="9.99cm">
            <text:p/>
          </draw:line>
          <draw:line draw:style-name="gr3" draw:text-style-name="P4" draw:layer="layout" svg:x1="17.678cm" svg:y1="9.029cm" svg:x2="16.827cm" svg:y2="8.712cm">
            <text:p/>
          </draw:line>
          <draw:line draw:style-name="gr3" draw:text-style-name="P4" draw:layer="layout" svg:x1="17.682cm" svg:y1="9.677cm" svg:x2="16.831cm" svg:y2="9.36cm">
            <text:p/>
          </draw:line>
          <draw:line draw:style-name="gr3" draw:text-style-name="P4" draw:layer="layout" svg:x1="17.673cm" svg:y1="9.015cm" svg:x2="16.852cm" svg:y2="9.344cm">
            <text:p/>
          </draw:line>
          <draw:line draw:style-name="gr3" draw:text-style-name="P4" draw:layer="layout" svg:x1="17.643cm" svg:y1="8.375cm" svg:x2="16.822cm" svg:y2="8.704cm">
            <text:p/>
          </draw:line>
          <draw:line draw:style-name="gr3" draw:text-style-name="P4" draw:layer="layout" svg:x1="17.602cm" svg:y1="8.38cm" svg:x2="17.184cm" svg:y2="8.23cm">
            <text:p/>
          </draw:line>
        </draw:g>
        <draw:frame draw:style-name="gr18" draw:text-style-name="P7" draw:layer="layout" svg:width="1.318cm" svg:height="1.067cm" svg:x="15.682cm" svg:y="8.733cm">
          <draw:text-box>
            <text:p text:style-name="P6">R<text:span text:style-name="T1">C</text:span><text:span text:style-name="T1">1</text:span></text:p>
          </draw:text-box>
        </draw:frame>
        <draw:connector draw:style-name="gr7" draw:text-style-name="P5" draw:layer="layout" svg:x1="14.715cm" svg:y1="8.23cm" svg:x2="17.252cm" svg:y2="8.23cm" draw:start-shape="id7" draw:start-glue-point="0" draw:end-shape="id8" draw:end-glue-point="0" svg:d="M14715 8230v-550h2537v550" svg:viewBox="0 0 2538 551">
          <text:p/>
        </draw:connector>
        <draw:connector draw:style-name="gr7" draw:text-style-name="P5" draw:layer="layout" svg:x1="17.252cm" svg:y1="10.137cm" svg:x2="10.845cm" svg:y2="14.74cm" draw:start-shape="id8" draw:start-glue-point="2" draw:end-shape="id5" draw:end-glue-point="2" svg:d="M17252 10137v5153h-6407v-550" svg:viewBox="0 0 6408 5154">
          <text:p/>
        </draw:connector>
        <draw:g xml:id="id9" draw:id="id9">
          <draw:line draw:style-name="gr3" draw:text-style-name="P4" draw:layer="layout" svg:x1="19.521cm" svg:y1="10.138cm" svg:x2="19.103cm" svg:y2="9.988cm">
            <text:p/>
          </draw:line>
          <draw:line draw:style-name="gr3" draw:text-style-name="P4" draw:layer="layout" svg:x1="19.925cm" svg:y1="9.662cm" svg:x2="19.104cm" svg:y2="9.991cm">
            <text:p/>
          </draw:line>
          <draw:line draw:style-name="gr3" draw:text-style-name="P4" draw:layer="layout" svg:x1="19.941cm" svg:y1="9.03cm" svg:x2="19.09cm" svg:y2="8.713cm">
            <text:p/>
          </draw:line>
          <draw:line draw:style-name="gr3" draw:text-style-name="P4" draw:layer="layout" svg:x1="19.945cm" svg:y1="9.678cm" svg:x2="19.094cm" svg:y2="9.361cm">
            <text:p/>
          </draw:line>
          <draw:line draw:style-name="gr3" draw:text-style-name="P4" draw:layer="layout" svg:x1="19.936cm" svg:y1="9.016cm" svg:x2="19.115cm" svg:y2="9.345cm">
            <text:p/>
          </draw:line>
          <draw:line draw:style-name="gr3" draw:text-style-name="P4" draw:layer="layout" svg:x1="19.906cm" svg:y1="8.376cm" svg:x2="19.085cm" svg:y2="8.705cm">
            <text:p/>
          </draw:line>
          <draw:line draw:style-name="gr3" draw:text-style-name="P4" draw:layer="layout" svg:x1="19.865cm" svg:y1="8.381cm" svg:x2="19.447cm" svg:y2="8.231cm">
            <text:p/>
          </draw:line>
        </draw:g>
        <draw:frame draw:style-name="gr8" draw:text-style-name="P3" draw:layer="layout" svg:width="1.289cm" svg:height="0.924cm" svg:x="18cm" svg:y="8.7cm">
          <draw:text-box>
            <text:p text:style-name="P2"><text:span text:style-name="T2">R</text:span><text:span text:style-name="T3">ᴨ</text:span><text:span text:style-name="T4">2</text:span></text:p>
          </draw:text-box>
        </draw:frame>
        <draw:g xml:id="id12" draw:id="id12">
          <draw:custom-shape draw:style-name="gr9" draw:text-style-name="P5" draw:layer="layout" svg:width="0.576cm" svg:height="1.895cm" svg:x="21cm" svg:y="11.6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1.291cm" svg:y1="11.676cm" svg:x2="21.302cm" svg:y2="10.8cm">
            <text:p/>
          </draw:line>
          <draw:line draw:style-name="gr3" draw:text-style-name="P4" draw:layer="layout" svg:x1="21.291cm" svg:y1="14.47cm" svg:x2="21.302cm" svg:y2="13.594cm">
            <text:p/>
          </draw:line>
        </draw:g>
        <draw:frame draw:style-name="gr16" draw:text-style-name="P3" draw:layer="layout" svg:width="3.65cm" svg:height="1.597cm" svg:x="17.55cm" svg:y="12.103cm">
          <draw:text-box>
            <text:p text:style-name="P2"><text:span text:style-name="T2">R</text:span><text:span text:style-name="T1">o</text:span><text:span text:style-name="T1">u</text:span><text:span text:style-name="T1">t</text:span><text:span text:style-name="T2">|</text:span><text:span text:style-name="T2">|</text:span><text:span text:style-name="T2">(</text:span><text:span text:style-name="T2">R</text:span><text:span text:style-name="T1">L</text:span><text:span text:style-name="T2"> </text:span><text:span text:style-name="T2">+</text:span><text:span text:style-name="T2"> </text:span><text:span text:style-name="T2">Z</text:span><text:span text:style-name="T1">C</text:span><text:span text:style-name="T1">o</text:span><text:span text:style-name="T2">)</text:span></text:p>
          </draw:text-box>
        </draw:frame>
        <draw:g xml:id="id10" draw:id="id10">
          <draw:custom-shape draw:style-name="gr11" draw:text-style-name="P5" draw:layer="layout" svg:width="1.542cm" svg:height="1.843cm" svg:x="22.2cm" svg:y="8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4" draw:layer="layout" svg:x1="22.969cm" svg:y1="8.635cm" svg:x2="22.969cm" svg:y2="9.541cm">
            <text:p/>
          </draw:line>
        </draw:g>
        <draw:g xml:id="id11" draw:id="id11">
          <draw:line draw:style-name="gr3" draw:text-style-name="P4" draw:layer="layout" svg:x1="25.776cm" svg:y1="10cm" svg:x2="25.358cm" svg:y2="9.85cm">
            <text:p/>
          </draw:line>
          <draw:line draw:style-name="gr3" draw:text-style-name="P4" draw:layer="layout" svg:x1="26.18cm" svg:y1="9.524cm" svg:x2="25.359cm" svg:y2="9.853cm">
            <text:p/>
          </draw:line>
          <draw:line draw:style-name="gr3" draw:text-style-name="P4" draw:layer="layout" svg:x1="26.196cm" svg:y1="8.892cm" svg:x2="25.345cm" svg:y2="8.575cm">
            <text:p/>
          </draw:line>
          <draw:line draw:style-name="gr3" draw:text-style-name="P4" draw:layer="layout" svg:x1="26.2cm" svg:y1="9.54cm" svg:x2="25.349cm" svg:y2="9.223cm">
            <text:p/>
          </draw:line>
          <draw:line draw:style-name="gr3" draw:text-style-name="P4" draw:layer="layout" svg:x1="26.191cm" svg:y1="8.878cm" svg:x2="25.37cm" svg:y2="9.207cm">
            <text:p/>
          </draw:line>
          <draw:line draw:style-name="gr3" draw:text-style-name="P4" draw:layer="layout" svg:x1="26.161cm" svg:y1="8.238cm" svg:x2="25.34cm" svg:y2="8.567cm">
            <text:p/>
          </draw:line>
          <draw:line draw:style-name="gr3" draw:text-style-name="P4" draw:layer="layout" svg:x1="26.12cm" svg:y1="8.243cm" svg:x2="25.702cm" svg:y2="8.093cm">
            <text:p/>
          </draw:line>
        </draw:g>
        <draw:frame draw:style-name="gr17" draw:text-style-name="P7" draw:layer="layout" svg:width="1.074cm" svg:height="1.095cm" svg:x="26.326cm" svg:y="8.605cm">
          <draw:text-box>
            <text:p text:style-name="P6">r<text:span text:style-name="T1">o</text:span><text:span text:style-name="T1">2</text:span></text:p>
          </draw:text-box>
        </draw:frame>
        <draw:frame draw:style-name="gr16" draw:text-style-name="P7" draw:layer="layout" svg:width="2cm" svg:height="1.597cm" svg:x="20.8cm" svg:y="8cm">
          <draw:text-box>
            <text:p text:style-name="P6"><text:span text:style-name="T2">g</text:span><text:span text:style-name="T1">m</text:span><text:span text:style-name="T1">2 </text:span><text:span text:style-name="T2">v</text:span><text:span text:style-name="T3">ᴨ</text:span><text:span text:style-name="T4">2</text:span></text:p>
          </draw:text-box>
        </draw:frame>
        <draw:frame draw:style-name="gr14" draw:text-style-name="P7" draw:layer="layout" svg:width="1.29cm" svg:height="1.09cm" svg:x="19.9cm" svg:y="7.9cm">
          <draw:text-box>
            <text:p text:style-name="P6"><text:span text:style-name="T2">+</text:span></text:p>
          </draw:text-box>
        </draw:frame>
        <draw:frame draw:style-name="gr13" draw:text-style-name="P3" draw:layer="layout" svg:width="1.291cm" svg:height="0.992cm" svg:x="19.909cm" svg:y="8.6cm">
          <draw:text-box>
            <text:p text:style-name="P2"><text:span text:style-name="T2">v</text:span><text:span text:style-name="T1">pi</text:span><text:span text:style-name="T1">2</text:span></text:p>
          </draw:text-box>
        </draw:frame>
        <draw:frame draw:style-name="gr15" draw:text-style-name="P7" draw:layer="layout" svg:width="1.29cm" svg:height="1.091cm" svg:x="19.9cm" svg:y="9.409cm">
          <draw:text-box>
            <text:p text:style-name="P6"><text:span text:style-name="T2">-</text:span></text:p>
          </draw:text-box>
        </draw:frame>
        <draw:connector draw:style-name="gr7" draw:text-style-name="P5" draw:layer="layout" svg:x1="17.252cm" svg:y1="8.23cm" svg:x2="19.515cm" svg:y2="8.231cm" draw:start-shape="id8" draw:start-glue-point="0" draw:end-shape="id9" draw:end-glue-point="0" svg:d="M17252 8230v-550h2263v551" svg:viewBox="0 0 2264 552">
          <text:p/>
        </draw:connector>
        <draw:connector draw:style-name="gr7" draw:text-style-name="P5" draw:layer="layout" svg:x1="22.971cm" svg:y1="8.1cm" svg:x2="25.77cm" svg:y2="8.093cm" draw:start-shape="id10" draw:start-glue-point="0" draw:end-shape="id11" draw:end-glue-point="0" svg:d="M22971 8100v-557h2799v550" svg:viewBox="0 0 2800 558">
          <text:p/>
        </draw:connector>
        <draw:connector draw:style-name="gr7" draw:text-style-name="P5" draw:layer="layout" draw:line-skew="0.149cm" svg:x1="25.77cm" svg:y1="10cm" svg:x2="22.971cm" svg:y2="9.943cm" draw:start-shape="id11" draw:start-glue-point="2" draw:end-shape="id10" draw:end-glue-point="2" svg:d="M25770 10000v700h-2799v-757" svg:viewBox="0 0 2800 758">
          <text:p/>
        </draw:connector>
        <draw:connector draw:style-name="gr7" draw:text-style-name="P5" draw:layer="layout" draw:line-skew="0cm 0cm 0.451cm" svg:x1="19.515cm" svg:y1="10.138cm" svg:x2="21.288cm" svg:y2="10.8cm" draw:start-shape="id9" draw:start-glue-point="2" draw:end-shape="id12" draw:end-glue-point="0" svg:d="M19515 10138v551h982v11h791v100" svg:viewBox="0 0 1774 663">
          <text:p/>
        </draw:connector>
        <draw:connector draw:style-name="gr7" draw:text-style-name="P5" draw:layer="layout" draw:line-skew="0.451cm 0cm -4.321cm" svg:x1="21.288cm" svg:y1="10.8cm" svg:x2="22.971cm" svg:y2="9.943cm" draw:start-shape="id12" draw:start-glue-point="0" draw:end-shape="id10" draw:end-glue-point="2" svg:d="M21288 10800v-100h-789 2472v-757" svg:viewBox="0 0 2473 858">
          <text:p/>
        </draw:connector>
        <draw:connector draw:style-name="gr7" draw:text-style-name="P5" draw:layer="layout" draw:line-skew="0cm 4.266cm 0.279cm" svg:x1="25.77cm" svg:y1="8.093cm" svg:x2="21.288cm" svg:y2="14.471cm" draw:start-shape="id11" draw:start-glue-point="0" draw:end-shape="id12" draw:end-glue-point="2" svg:d="M25770 8093v-550h1930v7757h-6412v-829" svg:viewBox="0 0 6413 7758">
          <text:p/>
        </draw:connector>
        <draw:connector draw:style-name="gr7" draw:text-style-name="P5" draw:layer="layout" svg:x1="10.845cm" svg:y1="14.74cm" svg:x2="21.288cm" svg:y2="14.471cm" draw:start-shape="id5" draw:start-glue-point="2" draw:end-shape="id12" draw:end-glue-point="2" svg:d="M10845 14740v550h10443v-819" svg:viewBox="0 0 10444 820">
          <text:p/>
        </draw:connector>
        <draw:frame draw:style-name="gr4" draw:text-style-name="P3" draw:layer="layout" svg:width="0.8cm" svg:height="0.981cm" svg:x="1.1cm" svg:y="7.019cm">
          <draw:text-box>
            <text:p text:style-name="P2">1</text:p>
          </draw:text-box>
        </draw:frame>
        <draw:frame draw:style-name="gr4" draw:text-style-name="P3" draw:layer="layout" svg:width="0.8cm" svg:height="0.981cm" svg:x="6.9cm" svg:y="6.9cm">
          <draw:text-box>
            <text:p text:style-name="P2">2</text:p>
          </draw:text-box>
        </draw:frame>
        <draw:frame draw:style-name="gr4" draw:text-style-name="P3" draw:layer="layout" svg:width="0.8cm" svg:height="0.981cm" svg:x="10.4cm" svg:y="9.9cm">
          <draw:text-box>
            <text:p text:style-name="P2">3</text:p>
          </draw:text-box>
        </draw:frame>
        <draw:frame draw:style-name="gr4" draw:text-style-name="P3" draw:layer="layout" svg:width="0.8cm" svg:height="0.981cm" svg:x="15.8cm" svg:y="6.719cm">
          <draw:text-box>
            <text:p text:style-name="P2">4</text:p>
          </draw:text-box>
        </draw:frame>
        <draw:frame draw:style-name="gr4" draw:text-style-name="P3" draw:layer="layout" svg:width="0.8cm" svg:height="0.981cm" svg:x="20.9cm" svg:y="9.819cm">
          <draw:text-box>
            <text:p text:style-name="P2">5</text:p>
          </draw:text-box>
        </draw:frame>
        <draw:line draw:style-name="gr19" draw:text-style-name="P4" draw:layer="layout" svg:x1="3.34cm" svg:y1="8.7cm" svg:x2="5.4cm" svg:y2="8.7cm">
          <text:p/>
        </draw:line>
        <draw:line draw:style-name="gr19" draw:text-style-name="P4" draw:layer="layout" svg:x1="7.77cm" svg:y1="10.37cm" svg:x2="7.77cm" svg:y2="12.43cm">
          <text:p/>
        </draw:line>
        <draw:line draw:style-name="gr19" draw:text-style-name="P4" draw:layer="layout" svg:x1="8.4cm" svg:y1="8.14cm" svg:x2="8.4cm" svg:y2="10.2cm">
          <text:p/>
        </draw:line>
        <draw:line draw:style-name="gr19" draw:text-style-name="P4" draw:layer="layout" svg:x1="11.7cm" svg:y1="11.84cm" svg:x2="11.7cm" svg:y2="13.9cm">
          <text:p/>
        </draw:line>
        <draw:line draw:style-name="gr19" draw:text-style-name="P4" draw:layer="layout" svg:x1="22.1cm" svg:y1="11.7cm" svg:x2="22.1cm" svg:y2="13.76cm">
          <text:p/>
        </draw:line>
        <draw:line draw:style-name="gr19" draw:text-style-name="P4" draw:layer="layout" svg:x1="13.6cm" svg:y1="10.06cm" svg:x2="13.6cm" svg:y2="8cm">
          <text:p/>
        </draw:line>
        <draw:line draw:style-name="gr19" draw:text-style-name="P4" draw:layer="layout" svg:x1="18cm" svg:y1="8.1cm" svg:x2="18cm" svg:y2="10.16cm">
          <text:p/>
        </draw:line>
        <draw:line draw:style-name="gr19" draw:text-style-name="P4" draw:layer="layout" svg:x1="19cm" svg:y1="8.1cm" svg:x2="19cm" svg:y2="10.16cm">
          <text:p/>
        </draw:line>
        <draw:line draw:style-name="gr19" draw:text-style-name="P4" draw:layer="layout" svg:x1="25.1cm" svg:y1="10cm" svg:x2="25.1cm" svg:y2="7.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6:46.687238944</meta:creation-date>
    <dc:date>2021-05-22T18:49:26.836914707</dc:date>
    <meta:editing-duration>PT55M45S</meta:editing-duration>
    <meta:editing-cycles>6</meta:editing-cycles>
    <meta:generator>LibreOffice/6.4.7.2$Linux_X86_64 LibreOffice_project/40$Build-2</meta:generator>
    <meta:document-statistic meta:object-count="119"/>
  </office:meta>
</office:document-meta>
</file>